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MILO ignore button</text:p>
            </text:list-item>
            <text:list-item>
              <text:p text:style-name="P3">MILO interaction in general....</text:p>
            </text:list-item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all the planets are showing up when you go world to world</text:p>
            </text:list-item>
            <text:list-item>
              <text:p text:style-name="P3">if you travel from one planet to the next </text:p>
            </text:list-item>
            <text:list-item>
              <text:p text:style-name="P3">fix the word “tyrianne” in the introductory speech</text:p>
            </text:list-item>
            <text:list-item>
              <text:p text:style-name="P3">fix the words “moonbank tide” in the tyrianne speeches</text:p>
            </text:list-item>
            <text:list-item>
              <text:p text:style-name="P3">fix the word “pools” in the kaprika speech</text:p>
            </text:list-item>
            <text:list-item>
              <text:p text:style-name="P3">why is the return sound only working on luneda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0T12:30:35.47</dc:date>
    <meta:editing-duration>P7DT4H27M49S</meta:editing-duration>
    <meta:editing-cycles>32</meta:editing-cycles>
    <meta:generator>OpenOffice/4.1.1$Win32 OpenOffice.org_project/411m6$Build-9775</meta:generator>
    <meta:document-statistic meta:table-count="0" meta:image-count="0" meta:object-count="0" meta:page-count="1" meta:paragraph-count="31" meta:word-count="296" meta:character-count="1595"/>
  </office:meta>
</office:document-meta>
</file>